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886b"/>
    </style:style>
    <style:style style:name="P2" style:family="paragraph" style:parent-style-name="Standard">
      <style:paragraph-properties fo:break-before="page"/>
      <style:text-properties officeooo:paragraph-rsid="0015886b"/>
    </style:style>
    <style:style style:name="P3" style:family="paragraph" style:parent-style-name="Standard">
      <style:paragraph-properties fo:text-align="center" style:justify-single-word="false"/>
      <style:text-properties officeooo:paragraph-rsid="0015886b"/>
    </style:style>
    <style:style style:name="P4" style:family="paragraph" style:parent-style-name="Standard">
      <style:paragraph-properties fo:text-align="end" style:justify-single-word="false"/>
      <style:text-properties officeooo:paragraph-rsid="0015886b"/>
    </style:style>
    <style:style style:name="P5" style:family="paragraph" style:parent-style-name="Standard">
      <style:paragraph-properties fo:text-align="center" style:justify-single-word="false"/>
      <style:text-properties officeooo:rsid="0015a73c" officeooo:paragraph-rsid="0015a73c"/>
    </style:style>
    <style:style style:name="P6" style:family="paragraph" style:parent-style-name="Text_20_body">
      <style:paragraph-properties fo:margin-left="0cm" fo:margin-right="0cm" fo:text-indent="0cm" style:auto-text-indent="false" fo:padding="0.049cm" fo:border="0.06pt solid #d9d9e3"/>
    </style:style>
    <style:style style:name="P7" style:family="paragraph" style:parent-style-name="Standard">
      <style:paragraph-properties fo:text-align="justify" style:justify-single-word="false"/>
      <style:text-properties officeooo:paragraph-rsid="0015886b"/>
    </style:style>
    <style:style style:name="P8" style:family="paragraph" style:parent-style-name="Standard" style:list-style-name="L1">
      <style:text-properties officeooo:paragraph-rsid="0015886b"/>
    </style:style>
    <style:style style:name="P9" style:family="paragraph" style:parent-style-name="Standard">
      <style:text-properties officeooo:rsid="0016bce9" officeooo:paragraph-rsid="0015886b"/>
    </style:style>
    <style:style style:name="P10" style:family="paragraph" style:parent-style-name="Standard">
      <style:text-properties officeooo:paragraph-rsid="0015886b"/>
    </style:style>
    <style:style style:name="P11" style:family="paragraph" style:parent-style-name="Standard">
      <style:text-properties officeooo:paragraph-rsid="00191479"/>
    </style:style>
    <style:style style:name="T1" style:family="text">
      <style:text-properties officeooo:rsid="0015886b"/>
    </style:style>
    <style:style style:name="T2" style:family="text">
      <style:text-properties officeooo:rsid="0015a73c"/>
    </style:style>
    <style:style style:name="T3" style:family="text">
      <style:text-properties officeooo:rsid="0016bce9"/>
    </style:style>
    <style:style style:name="T4" style:family="text">
      <style:text-properties officeooo:rsid="0016ddc2"/>
    </style:style>
    <style:style style:name="T5" style:family="text">
      <style:text-properties officeooo:rsid="0017629d"/>
    </style:style>
    <style:style style:name="T6" style:family="text">
      <style:text-properties officeooo:rsid="00191479"/>
    </style:style>
    <style:style style:name="T7" style:family="text">
      <style:text-properties officeooo:rsid="0019ffe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O RIO GRANDE DO NOR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1º PROJETO DA DISCIPLINA INTELIGÊNCIA ARTIFICIAL</text:p>
      <text:p text:style-name="P3"><text:s/>RELATÓRIO DE EXECUÇÃO – <text:span text:style-name="T5">PREVISÃO DE CHEGADA DE TURISTAS</text:span></text:p>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FLÁVIO </text:span><text:span text:style-name="T2">HENRIQUE LOPES BARBOSA</text:span> – <text:span text:style-name="T2">20190154130</text:span></text:p>
      <text:p text:style-name="P4"><text:span text:style-name="T1">LUCAS FELIPE GALVÃO SILVA</text:span> – <text:span text:style-name="T1">20200000723</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TAL (RN),SETEMBRO DE 2023 </text:p>
      <text:p text:style-name="P1"><text:soft-page-break/>SUMÁRIO</text:p>
      <text:p text:style-name="P1"/>
      <text:list xml:id="list1275473045" text:style-name="L1">
        <text:list-item>
          <text:p text:style-name="P8">INTRODUÇÃO</text:p>
        </text:list-item>
        <text:list-item>
          <text:p text:style-name="P8">METODOLOGIA</text:p>
        </text:list-item>
        <text:list-item>
          <text:p text:style-name="P8">RESULTADOS ESPERADOS</text:p>
        </text:list-item>
        <text:list-item>
          <text:p text:style-name="P8">CONCLUSÃO</text:p>
        </text:list-item>
        <text:list-item>
          <text:p text:style-name="P8">REFERÊNCIAS BIBLIOGRÁFICA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1</text:span>. INTRODUÇÃO</text:p>
      <text:p text:style-name="P1"><text:tab/>A Inteligência Artificial (IA) tem desempenhado um papel cada vez mais crucial na otimização de processos e na tomada de decisões em diversos setores. <text:span text:style-name="T2">Diversos são os campos em que a IA pode ser aplicada, para inúmeros fins, como por exemplo, detecção de padrões, classificação de dados, entre outros, mas, u</text:span>m campo em que a IA demonstra um potencial significativo é o da previsão e análise de dados, o que se mostra particularmente relevante no contexto do turismo.</text:p>
      <text:p text:style-name="P6"><text:tab/>A indústria do turismo desempenha um papel fundamental na economia brasileira, e a capacidade de prever a chegada de turistas é crucial para a gestão eficaz de recursos e serviços, bem como para o planejamento de estratégias de marketing e a promoção de destinos turísticos. A IA oferece uma solução poderosa para a análise de grandes conjuntos de dados e a geração de insights acionáveis que podem transformar a maneira como o Brasil recebe visitantes.</text:p>
      <text:p text:style-name="P6"><text:tab/>Este <text:span text:style-name="T2">relatório</text:span> tem como objetivo <text:span text:style-name="T2">mostrar o</text:span> desenvolv<text:span text:style-name="T2">imento de</text:span> um modelo de IA que possa prever com precisão a chegada de turistas com base em fatores <text:span text:style-name="T2">como:</text:span> dados históricos de chegadas, <text:span text:style-name="T2">a origem dos turistas, em qual mês foi essa chegada, em qual estado do Brasil ele chegou e por qual via de transporte</text:span>.</text:p>
      <text:p text:style-name="P6"><text:tab/>Ao longo deste relatório, exploraremos em detalhes o desenvolvimento desse modelo de IA, desde a coleta e preparação dos dados até a seleção de algoritmos de aprendizado de máquina, a validação do modelo e a interpretação dos resultados.</text:p>
      <text:p text:style-name="P2">2. METODOLOGIA</text:p>
      <text:p text:style-name="P9">2.1 Base de Dados</text:p>
      <text:p text:style-name="P7"><text:tab/><text:span text:style-name="T3">A base de dados utilizada no projeto é do Ministério do Turismo. O Ministério do Turismo disponibiliza vários dataset’s, de cadastro de empresas do ramo de transporte turístico a eventos turísticos, mas o uqe utilizamos nesse trabalho foi o dataset de chegada de turistas internacionais. Esse dataset possui a quantidade de turistas que chegaram em determinado estado brasileiro, separado por mês do ano, via de transporte, o país de origem do turista e o ano. O dataset possui dados de 1989 até o ano de 2022 no formato .csv. No próprio site do Ministério do Turismo está a descrição de como esses dados são coletados, os dados foram obtidos por um acordo com a Polícia Federal que faz essas coletas nos postos de fronteiras. Os dados seguem o manual das recomendações internacionais para as estatísticas do turismo (RIET 2008) editada pela Organização Mundial de Turismo - OMT, que diferenciam as categorias de turista, viajante, visitante, etc, além de recomendar a verificação da residência permanente da pessoa, informação chave do dataset.</text:span></text:p>
      <text:p text:style-name="P7"/>
      <text:p text:style-name="P1"><text:span text:style-name="T3">2.2 </text:span>Pré-Processamento dos dados</text:p>
      <text:p text:style-name="P1"><text:tab/><text:span text:style-name="T3">A linguagem python foi escolhida para trabalharmos com o dataset. A linguagem python possui várias bibliotecas otimizadas de aprendizado de máquina, a biblioteca utilizada nesse trabalho foi a scikit-learn. Além da biblioteca para trabalhar com machine learning, também utilizamos a biblioteca Pandas, uma biblioteca de fácil uso e com funções e estruturas interessantes para se trabalhar com dados.</text:span></text:p>
      <text:p text:style-name="P1"><text:tab/><text:span text:style-name="T3">A preparação dos dados seguiu os seguintes passos, a primeira coisa a se fazer foi trazer os dados para o folder de trabalho onde estava o código principal do programa python, que depois mostraremos como separamos os modelos utilizados. Com todos os arquivos baixados de 1989 a 2022, utilizamos a biblioteca do pandas para fazermos um dataframe com os dados. </text:span><text:span text:style-name="T4">Primeiro foram feitos dataframes separados de cada arquivo ano, foram feitos replaces de caracteres que poderiam confundir na hora da separação dos dados, também foram feitos tratamentos com os títulos das colunas, pois, a partir de um determinado ano houve alteração nas nomenclaturas das colunas e para juntar todos os dataframes os nomes das colunas deveriam bater para não ocorrer criação de colunas a mais. Feito tudo isso, juntou-se todos os dataframes formando apenas um com um total de 12 colunas e mais de 896 mil linhas de dados. </text:span><text:span text:style-name="T5">Vale salientar que as colunas do dataset são informações de continente do país de residência do turista, o país de residência do turista, o estado brasileiro onde o turista chegou, o mês em que o turista chegou, o ano que o turista chegou, qual via de transporte o turista utilizou e a quantidade de turistas referente a esses dados, </text:span><text:span text:style-name="T6">além de possuir uma coluna com um número identificador para cada dado desse.</text:span></text:p>
      <text:p text:style-name="P1"/>
      <text:p text:style-name="P11"><text:span text:style-name="T6">2.3 </text:span>Descrição dos modelos utilizados</text:p>
      <text:p text:style-name="P11"/>
      <text:p text:style-name="P1"><text:span text:style-name="T7">2.4 </text:span>Treinamento dos modelos</text:p>
      <text:p text:style-name="P1"/>
      <text:p text:style-name="P2">3. RESULTADOS ALCANÇADOS</text:p>
      <text:p text:style-name="P1">● Nessa seção vocês deverão inserir os resultados obtidos pelos modelos utilizados para modelagem do problema. Esses resultados deverão ser apresentados por meio das métricas de avaliação dos modelos. </text:p>
      <text:p text:style-name="P1">● Aprendizagem Supervisionada : Acurácia, Sensibilidade, Precisão, Matriz de Confusão, Curva Roc; </text:p>
      <text:p text:style-name="P1">● Aprendizagem Não supervisionada: coeficiente de silhueta (técnica de agrupamento), inércia dentre outros. </text:p>
      <text:p text:style-name="P1">● Observação: É importante lembrar que, ao utilizar técnica de predição existem métricas específicas. </text:p>
      <text:p text:style-name="P1"/>
      <text:p text:style-name="P2">4. CONCLUSÃO</text:p>
      <text:p text:style-name="P1"/>
      <text:p text:style-name="P2">6. REFERÊNCIAS BIBLIOGRÁFI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bre o vídeo: Vocês irão apresentar o projeto através de um vídeo que terá duração entre cinco e sete minutos. Neste vídeo terá que abordar o que foi feito para a obtenção dos resultados incluindo pré-processamento, processamento e resultad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2:30:04.538000000</meta:creation-date>
    <dc:date>2023-10-25T09:14:32.092662753</dc:date>
    <meta:editing-duration>PT3H56M34S</meta:editing-duration>
    <meta:editing-cycles>7</meta:editing-cycles>
    <meta:generator>LibreOffice/7.3.7.2$Linux_X86_64 LibreOffice_project/30$Build-2</meta:generator>
    <meta:document-statistic meta:table-count="0" meta:image-count="0" meta:object-count="0" meta:page-count="8" meta:paragraph-count="33" meta:word-count="878" meta:character-count="5528" meta:non-whitespace-character-count="4670"/>
  </office:meta>
</office:document-meta>
</file>